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Gmail: thuan1612005</text:p>
      <text:p text:style-name="Standard">Mk: ngochithuan1612005</text:p>
      <text:p text:style-name="Standard"/>
      <text:p text:style-name="Standard">Mine: : thuan1612005</text:p>
      <text:p text:style-name="Standard">Mk: Thu@n2005</text:p>
      <text:p text:style-name="Standard"/>
      <text:p text:style-name="Standard">CCCD: 094205005790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huan</meta:initial-creator>
    <dc:creator>Thuận Ngô Chí</dc:creator>
    <meta:creation-date>2023-05-08T17:27:00Z</meta:creation-date>
    <dc:date>2023-05-12T18:18:00Z</dc:date>
    <meta:template xlink:href="Normal" xlink:type="simple"/>
    <meta:editing-cycles>5</meta:editing-cycles>
    <meta:editing-duration>PT3240S</meta:editing-duration>
    <meta:document-statistic meta:page-count="1" meta:paragraph-count="1" meta:word-count="14" meta:character-count="99" meta:row-count="1" meta:non-whitespace-character-count="86"/>
  </office:meta>
</office:document-meta>
</file>